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ill XP" table:style-name="ta1">
        <table:shapes>
          <draw:frame draw:z-index="0" draw:style-name="gr1" draw:text-style-name="P1" svg:width="6.2988in" svg:height="3.5429in" svg:x="2.2291in" svg:y="1.0646in">
            <draw:object draw:notify-on-update-of-ranges="'kill XP'.B2:'kill XP'.B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v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$E$3];ROUNDDOWN((([.$A2]^[.$G$3])*[.$F$3])))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string" calcext:value-type="string">
            <text:p>perLevel</text:p>
          </table:table-cell>
          <table:table-cell office:value-type="string" calcext:value-type="string">
            <text:p>perLevelMul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$E$3];ROUNDDOWN((([.$A3]^[.$G$3])*[.$F$3])))" office:value-type="float" office:value="42" calcext:value-type="float">
            <text:p>4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$E$3];ROUNDDOWN((([.$A4]^[.$G$3])*[.$F$3])))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$E$3];ROUNDDOWN((([.$A5]^[.$G$3])*[.$F$3])))"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$E$3];ROUNDDOWN((([.$A6]^[.$G$3])*[.$F$3])))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$E$3];ROUNDDOWN((([.$A7]^[.$G$3])*[.$F$3])))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$E$3];ROUNDDOWN((([.$A8]^[.$G$3])*[.$F$3])))"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$E$3];ROUNDDOWN((([.$A9]^[.$G$3])*[.$F$3])))" office:value-type="float" office:value="141" calcext:value-type="float">
            <text:p>14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$E$3];ROUNDDOWN((([.$A10]^[.$G$3])*[.$F$3])))"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$E$3];ROUNDDOWN((([.$A11]^[.$G$3])*[.$F$3])))"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$E$3];ROUNDDOWN((([.$A12]^[.$G$3])*[.$F$3])))" office:value-type="float" office:value="197" calcext:value-type="float">
            <text:p>19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$E$3];ROUNDDOWN((([.$A13]^[.$G$3])*[.$F$3])))"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$E$3];ROUNDDOWN((([.$A14]^[.$G$3])*[.$F$3])))" office:value-type="float" office:value="237" calcext:value-type="float">
            <text:p>237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$E$3];ROUNDDOWN((([.$A15]^[.$G$3])*[.$F$3])))" office:value-type="float" office:value="257" calcext:value-type="float">
            <text:p>25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$E$3];ROUNDDOWN((([.$A16]^[.$G$3])*[.$F$3])))" office:value-type="float" office:value="277" calcext:value-type="float">
            <text:p>27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$E$3];ROUNDDOWN((([.$A17]^[.$G$3])*[.$F$3])))" office:value-type="float" office:value="298" calcext:value-type="float">
            <text:p>29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$E$3];ROUNDDOWN((([.$A18]^[.$G$3])*[.$F$3])))" office:value-type="float" office:value="319" calcext:value-type="float">
            <text:p>3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$E$3];ROUNDDOWN((([.$A19]^[.$G$3])*[.$F$3])))" office:value-type="float" office:value="340" calcext:value-type="float">
            <text:p>34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$E$3];ROUNDDOWN((([.$A20]^[.$G$3])*[.$F$3])))" office:value-type="float" office:value="362" calcext:value-type="float">
            <text:p>36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$E$3];ROUNDDOWN((([.$A21]^[.$G$3])*[.$F$3])))" office:value-type="float" office:value="384" calcext:value-type="float">
            <text:p>38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$E$3];ROUNDDOWN((([.$A22]^[.$G$3])*[.$F$3])))" office:value-type="float" office:value="406" calcext:value-type="float">
            <text:p>40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$E$3];ROUNDDOWN((([.$A23]^[.$G$3])*[.$F$3])))" office:value-type="float" office:value="428" calcext:value-type="float">
            <text:p>42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$E$3];ROUNDDOWN((([.$A24]^[.$G$3])*[.$F$3])))"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$E$3];ROUNDDOWN((([.$A25]^[.$G$3])*[.$F$3])))" office:value-type="float" office:value="473" calcext:value-type="float">
            <text:p>47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$E$3];ROUNDDOWN((([.$A26]^[.$G$3])*[.$F$3])))" office:value-type="float" office:value="495" calcext:value-type="float">
            <text:p>49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$E$3];ROUNDDOWN((([.$A27]^[.$G$3])*[.$F$3])))" office:value-type="float" office:value="518" calcext:value-type="float">
            <text:p>51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$E$3];ROUNDDOWN((([.$A28]^[.$G$3])*[.$F$3])))" office:value-type="float" office:value="541" calcext:value-type="float">
            <text:p>54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$E$3];ROUNDDOWN((([.$A29]^[.$G$3])*[.$F$3])))" office:value-type="float" office:value="565" calcext:value-type="float">
            <text:p>56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$E$3];ROUNDDOWN((([.$A30]^[.$G$3])*[.$F$3])))" office:value-type="float" office:value="588" calcext:value-type="float">
            <text:p>58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$E$3];ROUNDDOWN((([.$A31]^[.$G$3])*[.$F$3])))" office:value-type="float" office:value="612" calcext:value-type="float">
            <text:p>61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$E$3];ROUNDDOWN((([.$A32]^[.$G$3])*[.$F$3])))" office:value-type="float" office:value="636" calcext:value-type="float">
            <text:p>63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$E$3];ROUNDDOWN((([.$A33]^[.$G$3])*[.$F$3])))" office:value-type="float" office:value="660" calcext:value-type="float">
            <text:p>66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$E$3];ROUNDDOWN((([.$A34]^[.$G$3])*[.$F$3])))" office:value-type="float" office:value="684" calcext:value-type="float">
            <text:p>684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$E$3];ROUNDDOWN((([.$A35]^[.$G$3])*[.$F$3])))" office:value-type="float" office:value="708" calcext:value-type="float">
            <text:p>708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$E$3];ROUNDDOWN((([.$A36]^[.$G$3])*[.$F$3])))" office:value-type="float" office:value="732" calcext:value-type="float">
            <text:p>732</text:p>
          </table:table-cell>
          <table:table-cell table:number-columns-repeated="5"/>
        </table:table-row>
      </table:table>
      <table:table table:name="Level req" table:style-name="ta1">
        <table:shapes>
          <draw:frame draw:z-index="0" draw:style-name="gr1" draw:text-style-name="P1" svg:width="6.2988in" svg:height="3.5429in" svg:x="2.1646in" svg:y="0.9701in">
            <draw:object draw:notify-on-update-of-ranges="'Level req'.B2:'Level req'.B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lvl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$E$3];ROUNDDOWN((([.$A2]^[.$G$3])*[.$F$3])))" office:value-type="float" office:value="1060" calcext:value-type="float">
            <text:p>1060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facto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UM([.$E$3];ROUNDDOWN((([.$A3]^[.$G$3])*[.$F$3])))" office:value-type="float" office:value="1181" calcext:value-type="float">
            <text:p>1181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UM([.$E$3];ROUNDDOWN((([.$A4]^[.$G$3])*[.$F$3])))" office:value-type="float" office:value="1347" calcext:value-type="float">
            <text:p>1347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UM([.$E$3];ROUNDDOWN((([.$A5]^[.$G$3])*[.$F$3])))" office:value-type="float" office:value="1551" calcext:value-type="float">
            <text:p>155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UM([.$E$3];ROUNDDOWN((([.$A6]^[.$G$3])*[.$F$3])))" office:value-type="float" office:value="1787" calcext:value-type="float">
            <text:p>178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UM([.$E$3];ROUNDDOWN((([.$A7]^[.$G$3])*[.$F$3])))" office:value-type="float" office:value="2054" calcext:value-type="float">
            <text:p>205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SUM([.$E$3];ROUNDDOWN((([.$A8]^[.$G$3])*[.$F$3])))" office:value-type="float" office:value="2349" calcext:value-type="float">
            <text:p>234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UM([.$E$3];ROUNDDOWN((([.$A9]^[.$G$3])*[.$F$3])))" office:value-type="float" office:value="2671" calcext:value-type="float">
            <text:p>267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SUM([.$E$3];ROUNDDOWN((([.$A10]^[.$G$3])*[.$F$3])))" office:value-type="float" office:value="3018" calcext:value-type="float">
            <text:p>3018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UM([.$E$3];ROUNDDOWN((([.$A11]^[.$G$3])*[.$F$3])))" office:value-type="float" office:value="3388" calcext:value-type="float">
            <text:p>338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SUM([.$E$3];ROUNDDOWN((([.$A12]^[.$G$3])*[.$F$3])))" office:value-type="float" office:value="3782" calcext:value-type="float">
            <text:p>378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UM([.$E$3];ROUNDDOWN((([.$A13]^[.$G$3])*[.$F$3])))" office:value-type="float" office:value="4197" calcext:value-type="float">
            <text:p>419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SUM([.$E$3];ROUNDDOWN((([.$A14]^[.$G$3])*[.$F$3])))" office:value-type="float" office:value="4634" calcext:value-type="float">
            <text:p>463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SUM([.$E$3];ROUNDDOWN((([.$A15]^[.$G$3])*[.$F$3])))" office:value-type="float" office:value="5092" calcext:value-type="float">
            <text:p>509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UM([.$E$3];ROUNDDOWN((([.$A16]^[.$G$3])*[.$F$3])))" office:value-type="float" office:value="5569" calcext:value-type="float">
            <text:p>556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SUM([.$E$3];ROUNDDOWN((([.$A17]^[.$G$3])*[.$F$3])))" office:value-type="float" office:value="6066" calcext:value-type="float">
            <text:p>606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SUM([.$E$3];ROUNDDOWN((([.$A18]^[.$G$3])*[.$F$3])))" office:value-type="float" office:value="6583" calcext:value-type="float">
            <text:p>658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SUM([.$E$3];ROUNDDOWN((([.$A19]^[.$G$3])*[.$F$3])))" office:value-type="float" office:value="7117" calcext:value-type="float">
            <text:p>711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SUM([.$E$3];ROUNDDOWN((([.$A20]^[.$G$3])*[.$F$3])))" office:value-type="float" office:value="7670" calcext:value-type="float">
            <text:p>767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UM([.$E$3];ROUNDDOWN((([.$A21]^[.$G$3])*[.$F$3])))" office:value-type="float" office:value="8241" calcext:value-type="float">
            <text:p>824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SUM([.$E$3];ROUNDDOWN((([.$A22]^[.$G$3])*[.$F$3])))" office:value-type="float" office:value="8828" calcext:value-type="float">
            <text:p>882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SUM([.$E$3];ROUNDDOWN((([.$A23]^[.$G$3])*[.$F$3])))" office:value-type="float" office:value="9433" calcext:value-type="float">
            <text:p>943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SUM([.$E$3];ROUNDDOWN((([.$A24]^[.$G$3])*[.$F$3])))" office:value-type="float" office:value="10055" calcext:value-type="float">
            <text:p>10055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SUM([.$E$3];ROUNDDOWN((([.$A25]^[.$G$3])*[.$F$3])))" office:value-type="float" office:value="10693" calcext:value-type="float">
            <text:p>1069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SUM([.$E$3];ROUNDDOWN((([.$A26]^[.$G$3])*[.$F$3])))" office:value-type="float" office:value="11347" calcext:value-type="float">
            <text:p>11347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SUM([.$E$3];ROUNDDOWN((([.$A27]^[.$G$3])*[.$F$3])))" office:value-type="float" office:value="12018" calcext:value-type="float">
            <text:p>1201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SUM([.$E$3];ROUNDDOWN((([.$A28]^[.$G$3])*[.$F$3])))" office:value-type="float" office:value="12703" calcext:value-type="float">
            <text:p>1270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SUM([.$E$3];ROUNDDOWN((([.$A29]^[.$G$3])*[.$F$3])))" office:value-type="float" office:value="13405" calcext:value-type="float">
            <text:p>1340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SUM([.$E$3];ROUNDDOWN((([.$A30]^[.$G$3])*[.$F$3])))" office:value-type="float" office:value="14121" calcext:value-type="float">
            <text:p>1412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UM([.$E$3];ROUNDDOWN((([.$A31]^[.$G$3])*[.$F$3])))" office:value-type="float" office:value="14853" calcext:value-type="float">
            <text:p>1485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SUM([.$E$3];ROUNDDOWN((([.$A32]^[.$G$3])*[.$F$3])))" office:value-type="float" office:value="15599" calcext:value-type="float">
            <text:p>15599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SUM([.$E$3];ROUNDDOWN((([.$A33]^[.$G$3])*[.$F$3])))" office:value-type="float" office:value="16360" calcext:value-type="float">
            <text:p>1636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SUM([.$E$3];ROUNDDOWN((([.$A34]^[.$G$3])*[.$F$3])))" office:value-type="float" office:value="17135" calcext:value-type="float">
            <text:p>1713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SUM([.$E$3];ROUNDDOWN((([.$A35]^[.$G$3])*[.$F$3])))" office:value-type="float" office:value="17924" calcext:value-type="float">
            <text:p>1792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SUM([.$E$3];ROUNDDOWN((([.$A36]^[.$G$3])*[.$F$3])))" office:value-type="float" office:value="18728" calcext:value-type="float">
            <text:p>18728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SUM([.$E$3];ROUNDDOWN((([.$A37]^[.$G$3])*[.$F$3])))" office:value-type="float" office:value="19545" calcext:value-type="float">
            <text:p>1954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SUM([.$E$3];ROUNDDOWN((([.$A38]^[.$G$3])*[.$F$3])))" office:value-type="float" office:value="20376" calcext:value-type="float">
            <text:p>20376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SUM([.$E$3];ROUNDDOWN((([.$A39]^[.$G$3])*[.$F$3])))" office:value-type="float" office:value="21221" calcext:value-type="float">
            <text:p>21221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SUM([.$E$3];ROUNDDOWN((([.$A40]^[.$G$3])*[.$F$3])))" office:value-type="float" office:value="22079" calcext:value-type="float">
            <text:p>22079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SUM([.$E$3];ROUNDDOWN((([.$A41]^[.$G$3])*[.$F$3])))" office:value-type="float" office:value="22950" calcext:value-type="float">
            <text:p>2295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SUM([.$E$3];ROUNDDOWN((([.$A42]^[.$G$3])*[.$F$3])))" office:value-type="float" office:value="23835" calcext:value-type="float">
            <text:p>23835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SUM([.$E$3];ROUNDDOWN((([.$A43]^[.$G$3])*[.$F$3])))" office:value-type="float" office:value="24732" calcext:value-type="float">
            <text:p>2473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SUM([.$E$3];ROUNDDOWN((([.$A44]^[.$G$3])*[.$F$3])))" office:value-type="float" office:value="25643" calcext:value-type="float">
            <text:p>2564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SUM([.$E$3];ROUNDDOWN((([.$A45]^[.$G$3])*[.$F$3])))" office:value-type="float" office:value="26566" calcext:value-type="float">
            <text:p>26566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SUM([.$E$3];ROUNDDOWN((([.$A46]^[.$G$3])*[.$F$3])))" office:value-type="float" office:value="27502" calcext:value-type="float">
            <text:p>27502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SUM([.$E$3];ROUNDDOWN((([.$A47]^[.$G$3])*[.$F$3])))" office:value-type="float" office:value="28451" calcext:value-type="float">
            <text:p>28451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SUM([.$E$3];ROUNDDOWN((([.$A48]^[.$G$3])*[.$F$3])))" office:value-type="float" office:value="29412" calcext:value-type="float">
            <text:p>29412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SUM([.$E$3];ROUNDDOWN((([.$A49]^[.$G$3])*[.$F$3])))" office:value-type="float" office:value="30385" calcext:value-type="float">
            <text:p>30385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SUM([.$E$3];ROUNDDOWN((([.$A50]^[.$G$3])*[.$F$3])))" office:value-type="float" office:value="31371" calcext:value-type="float">
            <text:p>3137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3">
      <number:number number:decimal-places="4" number:min-decimal-places="4" number:min-integer-digits="1"/>
    </number:number-style>
    <number:number-style style:name="N124">
      <number:number number:decimal-places="6" number:min-decimal-places="6" number:min-integer-digits="1" number:grouping="true"/>
    </number:number-style>
    <number:number-style style:name="N125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 style:data-style-name="N2" text:time-value="15:09:17.4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0T11:48:40.585000000</meta:creation-date>
    <dc:date>2021-04-11T15:12:09.340000000</dc:date>
    <meta:editing-duration>PT52M2S</meta:editing-duration>
    <meta:editing-cycles>16</meta:editing-cycles>
    <meta:generator>LibreOffice/7.0.2.2$Windows_X86_64 LibreOffice_project/8349ace3c3162073abd90d81fd06dcfb6b36b994</meta:generator>
    <meta:document-statistic meta:table-count="2" meta:cell-count="182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kill XP'.B2:'kill XP'.B36" svg:x="0.32cm" svg:y="0.18cm" svg:width="12.508cm" svg:height="8.64cm">
          <chart:coordinate-region svg:x="1.127cm" svg:y="0.379cm" svg:width="11.562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kill XP'.B2:'kill XP'.B36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'kill XP'.B2:'kill XP'.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32">
                <text:p>7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Level req'.B2:'Level req'.B36" svg:x="0.32cm" svg:y="0.18cm" svg:width="12.508cm" svg:height="8.64cm">
          <chart:coordinate-region svg:x="1.312cm" svg:y="0.379cm" svg:width="11.19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Level req'.B2:'Level req'.B36" chart:class="chart:line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60">
                <text:p>1060</text:p>
                <draw:g>
                  <svg:desc>'Level req'.B2:'Level req'.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87">
                <text:p>17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71">
                <text:p>26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82">
                <text:p>37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97">
                <text:p>41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34">
                <text:p>46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92">
                <text:p>50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569">
                <text:p>55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83">
                <text:p>6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17">
                <text:p>71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70">
                <text:p>76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241">
                <text:p>82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28">
                <text:p>88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433">
                <text:p>94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055">
                <text:p>100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693">
                <text:p>106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347">
                <text:p>113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018">
                <text:p>120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703">
                <text:p>1270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405">
                <text:p>134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121">
                <text:p>141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853">
                <text:p>1485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99">
                <text:p>155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360">
                <text:p>163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135">
                <text:p>171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924">
                <text:p>179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728">
                <text:p>187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2.2$Windows_X86_64 LibreOffice_project/8349ace3c3162073abd90d81fd06dcfb6b36b99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